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text-properties style:font-name="Liberation Sans1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++ Gruppe – Milestone 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text-style-name="P2" draw:layer="layout" svg:width="25.199cm" svg:height="12.661cm" svg:x="1.4cm" svg:y="4.914cm" presentation:class="subtitle" presentation:user-transformed="true">
          <draw:text-box>
            <text:list text:style-name="L1">
              <text:list-item>
                <text:p text:style-name="P2"><text:s/>Rollenverteilung</text:p>
                <text:p text:style-name="P2"/>
              </text:list-item>
              <text:list-item>
                <text:p text:style-name="P2"><text:s/>Projektmanagement</text:p>
                <text:p text:style-name="P2"/>
              </text:list-item>
              <text:list-item>
                <text:p text:style-name="P2"><text:s/>Technisches Setup</text:p>
                <text:p text:style-name="P2"/>
              </text:list-item>
              <text:list-item>
                <text:p text:style-name="P2"><text:s/>Einarbeitung in …</text:p>
                <text:list>
                  <text:list-item>
                    <text:list>
                      <text:list-item>
                        <text:p text:style-name="P2">Target</text:p>
                      </text:list-item>
                      <text:list-item>
                        <text:p text:style-name="P2">Quelle</text:p>
                      </text:list-item>
                      <text:list-item>
                        <text:p text:style-name="P2">C++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ollenverteil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crum Master</text:p>
                <text:list>
                  <text:list-item>
                    <text:p>Michaela</text:p>
                    <text:p/>
                    <text:p/>
                  </text:list-item>
                </text:list>
              </text:list-item>
              <text:list-item>
                <text:p>Product Owner und Github-Verwaltung</text:p>
                <text:list>
                  <text:list-item>
                    <text:p>Manue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jekt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ithub und Github Ticket System</text:p>
              </text:list-item>
              <text:list-item>
                <text:p>Mails</text:p>
              </text:list-item>
              <text:list-item>
                <text:p>Sky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echnisches Setu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DE: noch am Suchen / Einigen</text:p>
              </text:list-item>
              <text:list-item>
                <text:p>Codestyling: noch am Suchen / Einig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Einarbeiten in ..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arget</text:p>
          </draw:text-box>
        </draw:frame>
        <draw:frame presentation:style-name="pr7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Quelle</text:p>
          </draw:text-box>
        </draw:frame>
        <draw:frame presentation:style-name="pr7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++</text:p>
          </draw:text-box>
        </draw:frame>
        <draw:frame presentation:style-name="pr7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Serif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5:33:54.326747347</meta:creation-date>
    <dc:date>2015-04-29T15:47:57.678838247</dc:date>
    <meta:editing-duration>P0D</meta:editing-duration>
    <meta:editing-cycles>1</meta:editing-cycles>
    <meta:document-statistic meta:object-count="55"/>
    <meta:generator>LibreOffice/4.2.8.2$Linux_X86_64 LibreOffice_project/420m0$Build-2</meta:generator>
  </office:meta>
</office:document-meta>
</file>